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0243in" fo:margin-left="-0.0417in" fo:margin-top="0in" fo:margin-bottom="0in" table:align="left"/>
    </style:style>
    <style:style style:name="Table1.A" style:family="table-column">
      <style:table-column-properties style:column-width="1.7292in"/>
    </style:style>
    <style:style style:name="Table1.B" style:family="table-column">
      <style:table-column-properties style:column-width="2.6729in"/>
    </style:style>
    <style:style style:name="Table1.C" style:family="table-column">
      <style:table-column-properties style:column-width="2.7743in"/>
    </style:style>
    <style:style style:name="Table1.D" style:family="table-column">
      <style:table-column-properties style:column-width="2.847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Preformatted_20_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" style:family="paragraph" style:parent-style-name="Preformatted_20_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20153" officeooo:paragraph-rsid="00120153" style:font-size-asian="12pt" style:font-style-asian="normal" style:font-weight-asian="normal" style:font-size-complex="12pt" style:text-emphasize="none"/>
    </style:style>
    <style:style style:name="P3" style:family="paragraph" style:parent-style-name="Preformatted_20_Text">
      <style:text-properties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style:font-size-asian="12pt" style:font-size-complex="12pt"/>
    </style:style>
    <style:style style:name="P5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officeooo:paragraph-rsid="00120153" style:font-size-asian="12pt" style:font-size-complex="12pt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officeooo:paragraph-rsid="00120153" style:font-size-asian="12pt" style:font-size-complex="12pt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c0c0c0" style:font-name="Liberation Mono" fo:font-size="12pt" style:font-size-asian="12pt" style:font-size-complex="12pt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Mono" fo:font-size="12pt" style:font-size-asian="12pt" style:font-size-complex="12pt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2aa28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size="12pt" officeooo:rsid="001d05a4" officeooo:paragraph-rsid="001d05a4" style:font-size-asian="12pt" style:font-size-complex="12pt"/>
    </style:style>
    <style:style style:name="P13" style:family="paragraph" style:parent-style-name="Standard">
      <style:paragraph-properties fo:text-align="start" style:justify-single-word="false">
        <style:tab-stops/>
      </style:paragraph-properties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c0c0c0" fo:font-size="12pt" style:font-size-asian="12pt" style:font-size-complex="12pt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8000" fo:font-size="12pt" officeooo:rsid="00120153" style:font-size-asian="12pt" style:font-size-complex="12pt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8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fo:background-color="#ffff00" style:font-size-asian="12pt" style:font-style-asian="normal" style:font-weight-asian="normal" style:font-size-complex="12pt" style:font-weight-complex="normal" style:text-emphasize="none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weight-complex="normal" style:text-emphasize="none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fo:background-color="transparent" style:font-name-asian="Noto Sans Mono CJK SC" style:font-size-asian="12pt" style:font-style-asian="normal" style:font-weight-asian="normal" style:font-name-complex="Liberation Mono" style:font-size-complex="12pt" style:font-weight-complex="normal" style:text-emphasize="none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fo:background-color="#ffff00" style:font-size-asian="12pt" style:font-style-asian="normal" style:font-weight-asian="bold" style:font-size-complex="12pt" style:font-weight-complex="bold" style:text-emphasize="none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fo:background-color="#ffff00" style:font-name-asian="Noto Sans Mono CJK SC" style:font-size-asian="12pt" style:font-style-asian="normal" style:font-weight-asian="bold" style:font-name-complex="Liberation Mono" style:font-size-complex="12pt" style:font-weight-complex="bold" style:text-emphasize="none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fo:background-color="transparent" style:font-name-asian="Noto Sans Mono CJK SC" style:font-size-asian="12pt" style:font-style-asian="normal" style:font-weight-asian="bold" style:font-name-complex="Liberation Mono" style:font-size-complex="12pt" style:font-weight-complex="bold" style:text-emphasize="none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fo:background-color="#ffff00" style:font-size-asian="12pt" style:font-style-asian="normal" style:font-weight-asian="bold" style:font-size-complex="12pt" style:font-weight-complex="bold" style:text-emphasize="none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officeooo:rsid="00226d11" officeooo:paragraph-rsid="00226d11" fo:background-color="transparent" style:font-size-asian="12pt" style:font-style-asian="normal" style:font-weight-asian="normal" style:font-size-complex="12pt" style:font-weight-complex="normal" style:text-emphasize="none"/>
    </style:style>
    <style:style style:name="P3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weight-complex="normal" style:text-emphasize="none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normal" fo:background-color="transparent" style:font-name-asian="Noto Sans Mono CJK SC" style:font-size-asian="12pt" style:font-style-asian="normal" style:font-weight-asian="normal" style:font-name-complex="Liberation Mono" style:font-size-complex="12pt" style:font-weight-complex="normal" style:text-emphasize="none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Mono" fo:font-size="12pt" style:font-size-asian="12pt" style:font-size-complex="12pt"/>
    </style:style>
    <style:style style:name="P3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Mono" fo:font-size="12pt" fo:background-color="transparent" style:font-size-asian="12pt" style:font-size-complex="12pt"/>
    </style:style>
    <style:style style:name="P3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Mono" fo:font-size="12pt" fo:font-weight="normal" fo:background-color="transparent" style:font-size-asian="12pt" style:font-weight-asian="normal" style:font-size-complex="12pt" style:font-weight-complex="normal"/>
    </style:style>
    <style:style style:name="P3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background-color="transparent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8000" style:font-name="Liberation Mono" fo:font-size="12pt" fo:font-weight="normal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38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style:font-name="Liberation Mono" fo:font-size="12pt" style:font-size-asian="12pt" style:font-size-complex="12pt"/>
    </style:style>
    <style:style style:name="T1" style:family="text">
      <style:text-properties fo:color="#808000"/>
    </style:style>
    <style:style style:name="T2" style:family="text">
      <style:text-properties fo:color="#808000" style:text-outline="false" style:text-line-through-style="none" style:text-line-through-type="none" style:font-name="Liberation Sans1" fo:font-size="12pt" fo:font-style="normal" fo:text-shadow="none" style:text-underline-style="none" fo:font-weight="bold" fo:background-color="#ffff00" loext:char-shading-value="0" style:font-size-asian="12pt" style:font-style-asian="normal" style:font-weight-asian="bold" style:font-size-complex="12pt" style:font-weight-complex="bold" style:text-emphasize="none"/>
    </style:style>
    <style:style style:name="T3" style:family="text">
      <style:text-properties fo:color="#808000" style:text-outline="false" style:text-line-through-style="none" style:text-line-through-type="none" style:font-name="Liberation Sans1" fo:font-style="normal" fo:text-shadow="none" style:text-underline-style="none" fo:font-weight="bold" fo:background-color="#ffff00" loext:char-shading-value="0" style:font-style-asian="normal" style:font-weight-asian="bold" style:font-weight-complex="bold" style:text-emphasize="none"/>
    </style:style>
    <style:style style:name="T4" style:family="text">
      <style:text-properties fo:color="#808000" style:text-outline="false" style:text-line-through-style="none" style:text-line-through-type="none" fo:font-style="normal" fo:text-shadow="none" style:text-underline-style="none" fo:font-weight="bold" fo:background-color="#ffff00" loext:char-shading-value="0" style:font-style-asian="normal" style:font-weight-asian="bold" style:font-weight-complex="bold" style:text-emphasize="none"/>
    </style:style>
    <style:style style:name="T5" style:family="text">
      <style:text-properties fo:color="#808000"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6" style:family="text">
      <style:text-properties fo:color="#808000"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7" style:family="text">
      <style:text-properties fo:color="#808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8" style:family="text">
      <style:text-properties fo:color="#808000" style:font-name="Liberation Mono"/>
    </style:style>
    <style:style style:name="T9" style:family="text">
      <style:text-properties fo:color="#808000" style:font-name="Liberation Mono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808000" style:font-name="Liberation Mono" fo:font-size="12pt" fo:font-weight="normal" fo:background-color="transparent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11" style:family="text">
      <style:text-properties fo:color="#808000" style:font-name="Liberation Mono" fo:font-size="12pt" style:font-size-asian="12pt" style:font-size-complex="12pt"/>
    </style:style>
    <style:style style:name="T12" style:family="text">
      <style:text-properties fo:color="#808000" style:font-name="Liberation Mono" fo:font-weight="normal" fo:background-color="transparent" loext:char-shading-value="0" style:font-weight-asian="normal" style:font-weight-complex="normal"/>
    </style:style>
    <style:style style:name="T13" style:family="text">
      <style:text-properties fo:color="#808000" fo:font-weight="normal" fo:background-color="transparent" loext:char-shading-value="0" style:font-weight-asian="normal" style:font-weight-complex="normal"/>
    </style:style>
    <style:style style:name="T14" style:family="text">
      <style:text-properties fo:color="#808000" fo:font-weight="normal" fo:background-color="transparent" loext:char-shading-value="0" style:font-name-asian="Noto Sans Mono CJK SC" style:font-weight-asian="normal" style:font-name-complex="Liberation Mono" style:font-weight-complex="normal"/>
    </style:style>
    <style:style style:name="T15" style:family="text">
      <style:text-properties fo:color="#c0c0c0"/>
    </style:style>
    <style:style style:name="T16" style:family="text">
      <style:text-properties fo:color="#c0c0c0" fo:font-size="12pt" style:font-size-asian="12pt" style:font-size-complex="12pt"/>
    </style:style>
    <style:style style:name="T17" style:family="text">
      <style:text-properties fo:color="#c0c0c0" style:font-name="Liberation Mono"/>
    </style:style>
    <style:style style:name="T18" style:family="text">
      <style:text-properties fo:color="#c0c0c0" style:text-outline="false" style:text-line-through-style="none" style:text-line-through-type="none" style:font-name="Liberation Sans1" fo:font-size="12pt" fo:font-style="normal" fo:text-shadow="none" style:text-underline-style="none" fo:font-weight="bold" fo:background-color="#ffff00" loext:char-shading-value="0" style:font-size-asian="12pt" style:font-style-asian="normal" style:font-weight-asian="bold" style:font-size-complex="12pt" style:font-weight-complex="bold" style:text-emphasize="none"/>
    </style:style>
    <style:style style:name="T19" style:family="text">
      <style:text-properties fo:color="#c0c0c0" style:text-outline="false" style:text-line-through-style="none" style:text-line-through-type="none" style:font-name="Liberation Sans1" fo:font-style="normal" fo:text-shadow="none" style:text-underline-style="none" fo:font-weight="bold" fo:background-color="#ffff00" loext:char-shading-value="0" style:font-style-asian="normal" style:font-weight-asian="bold" style:font-weight-complex="bold" style:text-emphasize="none"/>
    </style:style>
    <style:style style:name="T20" style:family="text">
      <style:text-properties fo:color="#c0c0c0" style:text-outline="false" style:text-line-through-style="none" style:text-line-through-type="none" fo:font-style="normal" fo:text-shadow="none" style:text-underline-style="none" fo:font-weight="normal" fo:background-color="transparent" loext:char-shading-value="0" style:font-style-asian="normal" style:font-weight-asian="normal" style:font-weight-complex="normal" style:text-emphasize="none"/>
    </style:style>
    <style:style style:name="T21" style:family="text">
      <style:text-properties fo:color="#c0c0c0" style:text-outline="false" style:text-line-through-style="none" style:text-line-through-type="none" fo:font-style="normal" fo:text-shadow="none" style:text-underline-style="none" fo:font-weight="bold" fo:background-color="#ffff00" loext:char-shading-value="0" style:font-style-asian="normal" style:font-weight-asian="bold" style:font-weight-complex="bold" style:text-emphasize="none"/>
    </style:style>
    <style:style style:name="T22" style:family="text">
      <style:text-properties fo:color="#c0c0c0"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23" style:family="text">
      <style:text-properties fo:color="#c0c0c0"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24" style:family="text">
      <style:text-properties fo:color="#c0c0c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25" style:family="text">
      <style:text-properties fo:color="#c0c0c0" style:font-name="Liberation Mono"/>
    </style:style>
    <style:style style:name="T26" style:family="text">
      <style:text-properties fo:color="#c0c0c0" style:font-name="Liberation Mono" fo:font-size="12pt" style:font-size-asian="12pt" style:font-size-complex="12pt"/>
    </style:style>
    <style:style style:name="T27" style:family="text">
      <style:text-properties fo:color="#c0c0c0" style:font-name="Liberation Mono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fo:color="#c0c0c0" style:font-name="Liberation Mono" fo:font-weight="normal" fo:background-color="transparent" loext:char-shading-value="0" style:font-weight-asian="normal" style:font-weight-complex="normal"/>
    </style:style>
    <style:style style:name="T29" style:family="text">
      <style:text-properties fo:color="#c0c0c0" fo:font-weight="normal" fo:background-color="transparent" loext:char-shading-value="0" style:font-weight-asian="normal" style:font-weight-complex="normal"/>
    </style:style>
    <style:style style:name="T30" style:family="text">
      <style:text-properties fo:color="#00677c"/>
    </style:style>
    <style:style style:name="T31" style:family="text">
      <style:text-properties fo:color="#00677c" fo:font-weight="bold"/>
    </style:style>
    <style:style style:name="T32" style:family="text">
      <style:text-properties fo:color="#00677c" fo:font-size="12pt" style:font-size-asian="12pt" style:font-size-complex="12pt"/>
    </style:style>
    <style:style style:name="T33" style:family="text">
      <style:text-properties fo:color="#00677c" style:font-name="Liberation Mono" fo:font-size="12pt" fo:font-weight="bold" style:font-size-asian="12pt" style:font-size-complex="12pt"/>
    </style:style>
    <style:style style:name="T34" style:family="text">
      <style:text-properties officeooo:rsid="00120153"/>
    </style:style>
    <style:style style:name="T35" style:family="text">
      <style:text-properties fo:color="#008000"/>
    </style:style>
    <style:style style:name="T36" style:family="text">
      <style:text-properties fo:color="#008000" officeooo:rsid="00120153"/>
    </style:style>
    <style:style style:name="T37" style:family="text">
      <style:text-properties fo:color="#008000" style:font-name="Liberation Mono" fo:font-size="12pt" style:font-size-asian="12pt" style:font-size-complex="12pt"/>
    </style:style>
    <style:style style:name="T38" style:family="text">
      <style:text-properties fo:color="#008000" fo:font-size="12pt" style:font-size-asian="12pt" style:font-size-complex="12pt"/>
    </style:style>
    <style:style style:name="T39" style:family="text">
      <style:text-properties fo:color="#000080"/>
    </style:style>
    <style:style style:name="T40" style:family="text">
      <style:text-properties fo:color="#000080" style:font-name="Liberation Mono"/>
    </style:style>
    <style:style style:name="T41" style:family="text">
      <style:text-properties fo:color="#000080" style:text-outline="false" style:text-line-through-style="none" style:text-line-through-type="none" fo:font-style="normal" fo:text-shadow="none" style:text-underline-style="none" fo:font-weight="normal" officeooo:rsid="0024838e" fo:background-color="transparent" loext:char-shading-value="0" style:font-name-asian="Noto Sans Mono CJK SC" style:font-style-asian="normal" style:font-weight-asian="normal" style:font-name-complex="Liberation Mono" style:font-weight-complex="normal" style:text-emphasize="none"/>
    </style:style>
    <style:style style:name="T42" style:family="text">
      <style:text-properties fo:color="#000080" style:font-name="Liberation Mono" fo:font-size="12pt" style:font-size-asian="12pt" style:font-size-complex="12pt"/>
    </style:style>
    <style:style style:name="T43" style:family="text">
      <style:text-properties fo:color="#000080" style:font-name="Liberation Mono" fo:font-size="12pt" officeooo:rsid="0024838e" style:font-name-asian="Noto Sans Mono CJK SC" style:font-size-asian="12pt" style:font-name-complex="Liberation Mono" style:font-size-complex="12pt"/>
    </style:style>
    <style:style style:name="T44" style:family="text">
      <style:text-properties fo:color="#000080" style:font-name="Liberation Mono" fo:font-size="12pt" officeooo:rsid="0026a9ff" style:font-name-asian="Noto Sans Mono CJK SC" style:font-size-asian="12pt" style:font-name-complex="Liberation Mono" style:font-size-complex="12pt"/>
    </style:style>
    <style:style style:name="T45" style:family="text">
      <style:text-properties fo:color="#800080"/>
    </style:style>
    <style:style style:name="T46" style:family="text">
      <style:text-properties fo:color="#800080" style:font-name="Liberation Mono"/>
    </style:style>
    <style:style style:name="T47" style:family="text">
      <style:text-properties fo:color="#800080" style:text-outline="false" style:text-line-through-style="none" style:text-line-through-type="none" fo:font-style="normal" fo:text-shadow="none" style:text-underline-style="none" fo:font-weight="normal" fo:background-color="transparent" loext:char-shading-value="0" style:font-style-asian="normal" style:font-weight-asian="normal" style:font-weight-complex="normal" style:text-emphasize="none"/>
    </style:style>
    <style:style style:name="T48" style:family="text">
      <style:text-properties fo:color="#800080" style:font-name="Liberation Mono" fo:font-size="12pt" style:font-size-asian="12pt" style:font-size-complex="12pt"/>
    </style:style>
    <style:style style:name="T49" style:family="text">
      <style:text-properties officeooo:rsid="0012aa28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fo:font-size="12pt" officeooo:rsid="0012aa28" style:font-size-asian="12pt" style:font-size-complex="12pt"/>
    </style:style>
    <style:style style:name="T52" style:family="text">
      <style:text-properties style:font-name="Liberation Mono"/>
    </style:style>
    <style:style style:name="T53" style:family="text">
      <style:text-properties style:font-name="Liberation Mono" fo:font-size="12pt" officeooo:rsid="0012aa28" style:font-name-asian="Noto Sans Mono CJK SC" style:font-size-asian="12pt" style:font-name-complex="Liberation Mono" style:font-size-complex="12pt"/>
    </style:style>
    <style:style style:name="T54" style:family="text">
      <style:text-properties officeooo:rsid="0012ac3c"/>
    </style:style>
    <style:style style:name="T55" style:family="text">
      <style:text-properties officeooo:rsid="001422a7"/>
    </style:style>
    <style:style style:name="T56" style:family="text">
      <style:text-properties officeooo:rsid="001533fd"/>
    </style:style>
    <style:style style:name="T57" style:family="text">
      <style:text-properties fo:color="#ce5c00"/>
    </style:style>
    <style:style style:name="T58" style:family="text">
      <style:text-properties fo:color="#ce5c00" style:font-name="Liberation Mono"/>
    </style:style>
    <style:style style:name="T59" style:family="text">
      <style:text-properties fo:color="#ce5c00" fo:font-style="italic"/>
    </style:style>
    <style:style style:name="T60" style:family="text">
      <style:text-properties fo:color="#ce5c00" style:text-outline="false" style:text-line-through-style="none" style:text-line-through-type="none" fo:font-style="normal" fo:text-shadow="none" style:text-underline-style="none" fo:font-weight="normal" fo:background-color="transparent" loext:char-shading-value="0" style:font-style-asian="normal" style:font-weight-asian="normal" style:font-weight-complex="normal" style:text-emphasize="none"/>
    </style:style>
    <style:style style:name="T61" style:family="text">
      <style:text-properties fo:color="#ce5c00" style:font-name="Liberation Mono" fo:font-size="12pt" style:font-size-asian="12pt" style:font-size-complex="12pt"/>
    </style:style>
    <style:style style:name="T62" style:family="text">
      <style:text-properties officeooo:rsid="00168196"/>
    </style:style>
    <style:style style:name="T63" style:family="text">
      <style:text-properties officeooo:rsid="001a783e"/>
    </style:style>
    <style:style style:name="T64" style:family="text">
      <style:text-properties officeooo:rsid="001c911b"/>
    </style:style>
    <style:style style:name="T65" style:family="text">
      <style:text-properties fo:font-style="italic"/>
    </style:style>
    <style:style style:name="T66" style:family="text">
      <style:text-properties officeooo:rsid="0023f753"/>
    </style:style>
    <style:style style:name="T67" style:family="text">
      <style:text-properties officeooo:rsid="0024838e"/>
    </style:style>
    <style:style style:name="T68" style:family="text">
      <style:text-properties fo:color="#000000" style:text-outline="false" style:text-line-through-style="none" style:text-line-through-type="none" fo:font-style="normal" fo:text-shadow="none" style:text-underline-style="none" fo:font-weight="normal" fo:background-color="transparent" loext:char-shading-value="0" style:font-style-asian="normal" style:font-weight-asian="normal" style:font-weight-complex="normal" style:text-emphasize="none"/>
    </style:style>
    <style:style style:name="T69" style:family="text">
      <style:text-properties style:font-name="Liberation Mono" fo:font-size="12pt" style:font-size-asian="12pt" style:font-size-complex="12pt"/>
    </style:style>
    <style:style style:name="T70" style:family="text">
      <style:text-properties fo:color="#092e64"/>
    </style:style>
    <style:style style:name="T71" style:family="text">
      <style:text-properties fo:color="#092e64" style:font-name="Liberation Mono" fo:font-size="12pt" style:font-size-asian="12pt" style:font-size-complex="12pt"/>
    </style:style>
    <style:style style:name="T72" style:family="text">
      <style:text-properties officeooo:rsid="002962fb"/>
    </style:style>
    <style:style style:name="T73" style:family="text">
      <style:text-properties officeooo:rsid="002b02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Интерфейс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I2C1</text:p>
          </table:table-cell>
          <table:table-cell table:style-name="Table1.A1" office:value-type="string">
            <text:p text:style-name="P13">PB6 – AIC_SCL <text:s text:c="2"/></text:p>
          </table:table-cell>
          <table:table-cell table:style-name="Table1.A1" office:value-type="string">
            <text:p text:style-name="P13">Работа с кодеком через I2C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PB7 – AIC_SDA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PB5 – AIC_INT</text:p>
          </table:table-cell>
          <table:table-cell table:style-name="Table1.A1" office:value-type="string">
            <text:p text:style-name="P13">Непонятно где определен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USART1</text:p>
          </table:table-cell>
          <table:table-cell table:style-name="Table1.A1" office:value-type="string">
            <text:p text:style-name="P13">PA10 – USART1_RX</text:p>
          </table:table-cell>
          <table:table-cell table:style-name="Table1.A1" office:value-type="string">
            <text:p text:style-name="P13">Разьем X11 <text:s/>прошивка <text:s/>и диагностика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PA9 – USART1_TX</text:p>
          </table:table-cell>
          <table:table-cell table:style-name="Table1.A1" office:value-type="string">
            <text:p text:style-name="P13">Скорость 115200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USART3</text:p>
          </table:table-cell>
          <table:table-cell table:style-name="Table1.A1" office:value-type="string">
            <text:p text:style-name="P13">PB11 – USART3_RX</text:p>
          </table:table-cell>
          <table:table-cell table:style-name="Table1.A1" office:value-type="string">
            <text:p text:style-name="P13">переход в 485 <text:s text:c="2"/>скорость 2400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PB10 – USART3_TX</text:p>
          </table:table-cell>
          <table:table-cell table:style-name="Table1.A1" office:value-type="string">
            <text:p text:style-name="P13">Клавиатуры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DMA2 Stream 0</text:p>
          </table:table-cell>
          <table:table-cell table:style-name="Table1.A1" office:value-type="string">
            <text:p text:style-name="P13">ADC1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ADC1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IWDG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RCC</text:p>
          </table:table-cell>
          <table:table-cell table:style-name="Table1.A1" office:value-type="string">
            <text:p text:style-name="P13">Audio Clock Input <text:s/>(I2S_CLKIN)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DMA1 Stream 5</text:p>
          </table:table-cell>
          <table:table-cell table:style-name="Table1.A1" office:value-type="string">
            <text:p text:style-name="P13">SPI3_TX</text:p>
          </table:table-cell>
          <table:table-cell table:style-name="Table1.A1" office:value-type="string">
            <text:p text:style-name="P13">Memory - &gt; Peripheral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DMA1 Stream 0</text:p>
          </table:table-cell>
          <table:table-cell table:style-name="Table1.A1" office:value-type="string">
            <text:p text:style-name="P13">I2S3_EXT_RX</text:p>
          </table:table-cell>
          <table:table-cell table:style-name="Table1.A1" office:value-type="string">
            <text:p text:style-name="P13">Peripheral - &gt; Memory 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7">I2S3</text:p>
          </table:table-cell>
          <table:table-cell table:style-name="Table1.A1" office:value-type="string">
            <text:p text:style-name="P13">Full Duplex naster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PA4 <text:s/>- <text:s/>I2S3_WS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PC10 - <text:s/>I2S3_CK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PC11 - <text:s/>I2S3_ext_SD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PD6 - <text:s/>I2S3_SD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DMA2 Stream 1</text:p>
          </table:table-cell>
          <table:table-cell table:style-name="Table1.A1" office:value-type="string">
            <text:p text:style-name="P13">SAI1_A <text:s text:c="12"/>Выход </text:p>
          </table:table-cell>
          <table:table-cell table:style-name="Table1.A1" office:value-type="string">
            <text:p text:style-name="P13">Memory - &gt; Peripheral</text:p>
          </table:table-cell>
          <table:table-cell table:style-name="Table1.A1" office:value-type="string">
            <text:p text:style-name="P13">DSTI <text:s text:c="2"/>(Входит в 9172)</text:p>
          </table:table-cell>
        </table:table-row>
        <table:table-row table:style-name="Table1.1">
          <table:table-cell table:style-name="Table1.A1" office:value-type="string">
            <text:p text:style-name="P13">DMA2 Stream 4</text:p>
          </table:table-cell>
          <table:table-cell table:style-name="Table1.A1" office:value-type="string">
            <text:p text:style-name="P13">SAI1_B <text:s text:c="12"/>Вход <text:s/></text:p>
          </table:table-cell>
          <table:table-cell table:style-name="Table1.A1" office:value-type="string">
            <text:p text:style-name="P13">Peripheral - &gt; Memory </text:p>
          </table:table-cell>
          <table:table-cell table:style-name="Table1.A1" office:value-type="string">
            <text:p text:style-name="P13">DSTO <text:s text:c="2"/>(Выходит из 9172)</text:p>
          </table:table-cell>
        </table:table-row>
        <table:table-row table:style-name="Table1.1">
          <table:table-cell table:style-name="Table1.A1" office:value-type="string">
            <text:p text:style-name="P17">SAI1</text:p>
          </table:table-cell>
          <table:table-cell table:style-name="Table1.A1" office:value-type="string">
            <text:p text:style-name="P13">PE3 – SAI1_SD_B</text:p>
          </table:table-cell>
          <table:table-cell table:style-name="Table1.A1" office:value-type="string">
            <text:p text:style-name="P13">SAI_B <text:s text:c="3"/>Sync slave <text:s text:c="2"/>receive</text:p>
          </table:table-cell>
          <table:table-cell table:style-name="Table1.A1" office:value-type="string">
            <text:p text:style-name="P13">DSTO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PE4 – SAI1_FS_A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PE5 – SAI1_SCK_A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C2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PE6 – SAI1_SD_A</text:p>
          </table:table-cell>
          <table:table-cell table:style-name="Table1.A1" office:value-type="string">
            <text:p text:style-name="P13">SAI_A <text:s text:c="3"/>Async slave <text:s/>transmit</text:p>
          </table:table-cell>
          <table:table-cell table:style-name="Table1.A1" office:value-type="string">
            <text:p text:style-name="P13">DSTI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Protocol – Free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Frame – 256Bit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Slot – 16 bit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Активны 2 слота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7">GPIO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PB8</text:p>
          </table:table-cell>
          <table:table-cell table:style-name="Table1.A1" office:value-type="string">
            <text:p text:style-name="P13">LED_S1</text:p>
          </table:table-cell>
          <table:table-cell table:style-name="Table1.A1" office:value-type="string">
            <text:p text:style-name="P13">Если 0 – горит <text:s/>1 - нет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PB9</text:p>
          </table:table-cell>
          <table:table-cell table:style-name="Table1.A1" office:value-type="string">
            <text:p text:style-name="P13">LED_S2</text:p>
          </table:table-cell>
          <table:table-cell table:style-name="Table1.A1" office:value-type="string">
            <text:p text:style-name="P13">Если 0 – горит <text:s/>1 - нет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PG15</text:p>
          </table:table-cell>
          <table:table-cell table:style-name="Table1.A1" office:value-type="string">
            <text:p text:style-name="P13">LED_ERR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PG14</text:p>
          </table:table-cell>
          <table:table-cell table:style-name="Table1.A1" office:value-type="string">
            <text:p text:style-name="P13">LED_ON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PG13</text:p>
          </table:table-cell>
          <table:table-cell table:style-name="Table1.A1" office:value-type="string">
            <text:p text:style-name="P13">REL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PF13</text:p>
          </table:table-cell>
          <table:table-cell table:style-name="Table1.A1" office:value-type="string">
            <text:p text:style-name="P13">EN_25W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PF14</text:p>
          </table:table-cell>
          <table:table-cell table:style-name="Table1.A1" office:value-type="string">
            <text:p text:style-name="P13">nEN_HLT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PE0</text:p>
          </table:table-cell>
          <table:table-cell table:style-name="Table1.A1" office:value-type="string">
            <text:p text:style-name="P13">nAIC_RES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</table:table>
      <text:p text:style-name="P14"/>
      <text:p text:style-name="P16"><text:s/>- Данная плата и код выполнены для замены микросхемы 9092 </text:p>
      <text:p text:style-name="P16">- ISDN <text:s/>сигнал <text:s/>поступает на микросхему трансивера MT9172AP а с его выходов имеем <text:s/>F0 <text:s text:c="2"/>DSTI <text:s text:c="2"/>DSTO <text:s text:c="2"/>C4</text:p>
      <text:p text:style-name="P15">- Эти 4 сигнала (после преобразования – см схему ) <text:s/>поступают на входы SAI <text:s text:c="2"/>STM32F429</text:p>
      <text:p text:style-name="P15">(9172 – master <text:s/>SAI_A <text:s/>выход STM <text:s/>вход <text:s/>9172 <text:s text:c="2"/>Async slave) <text:s/></text:p>
      <text:p text:style-name="P15">(9172 – master <text:s/>SAI_B <text:s/>вход STM <text:s/>выход <text:s/>9172 <text:s text:c="2"/>Sync slave) <text:s/></text:p>
      <text:p text:style-name="P15"/>
      <text:p text:style-name="P3"><text:span text:style-name="T45">uint8_t</text:span><text:span text:style-name="T15"> </text:span><text:span text:style-name="T57">SAI_DMA_input_buffer</text:span>[<text:span text:style-name="T39">32</text:span>]; <text:s text:c="3"/><text:span text:style-name="T62">32 байта в посылке <text:s/>между F0</text:span></text:p>
      <text:p text:style-name="P6"><text:span text:style-name="T46">uint8_t</text:span><text:span text:style-name="T17"> </text:span><text:span text:style-name="T58">SAI_DMA_output_buffer</text:span><text:span text:style-name="T52">[</text:span><text:span text:style-name="T40">32</text:span><text:span text:style-name="T52">]</text:span>;</text:p>
      <text:p text:style-name="P3">#<text:span text:style-name="T39">define</text:span><text:span text:style-name="T15"> </text:span><text:span text:style-name="T39">D_CHANNEL</text:span><text:span text:style-name="T15"> <text:s text:c="6"/></text:span><text:span text:style-name="T39">1</text:span></text:p>
      <text:p text:style-name="P10">#<text:span text:style-name="T39">define</text:span><text:span text:style-name="T15"> </text:span><text:span text:style-name="T39">C_CHANNEL</text:span><text:span text:style-name="T15"> <text:s text:c="6"/></text:span><text:span text:style-name="T39">0</text:span></text:p>
      <text:p text:style-name="P10">#<text:span text:style-name="T39">define</text:span><text:span text:style-name="T15"> </text:span><text:span text:style-name="T39">B1_CHANNEL</text:span><text:span text:style-name="T15"> <text:s text:c="5"/></text:span><text:span text:style-name="T39">3</text:span></text:p>
      <text:p text:style-name="P10">#<text:span text:style-name="T39">define</text:span><text:span text:style-name="T15"> </text:span><text:span text:style-name="T39">B2_CHANNEL</text:span><text:span text:style-name="T15"> <text:s text:c="5"/></text:span><text:span text:style-name="T39">2</text:span></text:p>
      <text:p text:style-name="P15"/>
      <text:p text:style-name="P15">- STM32 <text:s/>как <text:s/>мастер <text:s/>по <text:s/>интерфейсу I2S <text:s/>передает <text:s/>данные в <text:s/>кодек</text:p>
      <text:p text:style-name="P15"/>
      <text:p text:style-name="P15"/>
      <text:p text:style-name="P1"><text:span text:style-name="T1">int</text:span><text:span text:style-name="T15"> </text:span><text:span text:style-name="T31">main</text:span>(<text:span text:style-name="T1">void</text:span>) <text:s text:c="2"/></text:p>
      <text:p text:style-name="P2"><text:s text:c="71"/>Инициалмзация всей периферии</text:p>
      <text:p text:style-name="P2"><text:span text:style-name="T30"><text:s text:c="4"/>HAL_Init</text:span>();</text:p>
      <text:p text:style-name="P5"><text:span text:style-name="T15"><text:s text:c="2"/></text:span><text:span text:style-name="T30">SystemClock_Config</text:span>();</text:p>
      <text:p text:style-name="P7"><text:span text:style-name="T15"><text:s text:c="2"/></text:span><text:span text:style-name="T30">MX_GPIO_Init</text:span><text:span text:style-name="T15">();</text:span></text:p>
      <text:p text:style-name="P7"><text:span text:style-name="T15"><text:s text:c="2"/></text:span><text:span text:style-name="T30">MX_DMA_Init</text:span>();</text:p>
      <text:p text:style-name="P6"><text:span text:style-name="T15"><text:s text:c="2"/></text:span><text:span text:style-name="T30">MX_SAI1_Init</text:span>();</text:p>
      <text:p text:style-name="P6"><text:span text:style-name="T15"><text:s text:c="2"/></text:span><text:span text:style-name="T30">MX_USART1_UART_Init</text:span>();</text:p>
      <text:p text:style-name="P6"><text:span text:style-name="T15"><text:s text:c="2"/></text:span><text:span text:style-name="T30">MX_USART3_UART_Init</text:span>();</text:p>
      <text:p text:style-name="P6"><text:span text:style-name="T15"><text:s text:c="2"/></text:span><text:span text:style-name="T30">MX_I2C1_Init</text:span>();</text:p>
      <text:p text:style-name="P6"><text:span text:style-name="T15"><text:s text:c="2"/></text:span><text:span text:style-name="T30">MX_I2S3_Init</text:span>();</text:p>
      <text:p text:style-name="P6"><text:soft-page-break/><text:span text:style-name="T15"><text:s text:c="2"/></text:span><text:span text:style-name="T30">MX_ADC1_Init</text:span>();</text:p>
      <text:p text:style-name="P6"><text:span text:style-name="T15"><text:s text:c="2"/></text:span><text:span text:style-name="T30">MX_IWDG_Init</text:span>();</text:p>
      <text:p text:style-name="P6"/>
      <text:p text:style-name="P2"><text:span text:style-name="T30"><text:s text:c="4"/>puts</text:span>(<text:span text:style-name="T35">"Start application.\r"</text:span>);</text:p>
      <text:p text:style-name="P6"><text:span text:style-name="T15"><text:s text:c="2"/></text:span><text:span text:style-name="T30">puts</text:span>(<text:span text:style-name="T35">"\rFirmware version: "</text:span><text:span text:style-name="T39">FIRMWARE_VERSION</text:span><text:span text:style-name="T35">"\r"</text:span>);</text:p>
      <text:p text:style-name="P6"><text:span text:style-name="T15"><text:s text:c="2"/></text:span><text:span text:style-name="T30">DV_port_input_Init</text:span>(); <text:s text:c="28"/><text:span text:style-name="T49">Запускаем DMA SAI </text:span><text:span text:style-name="T64">(блоки по 32 байта)</text:span></text:p>
      <text:p text:style-name="P11"><text:span text:style-name="T16"><text:s text:c="2"/></text:span><text:span text:style-name="T32">initTastature</text:span><text:span text:style-name="T50">(); <text:s text:c="33"/></text:span><text:span text:style-name="T51">Запускаем </text:span><text:span text:style-name="T53">Клавиатуру</text:span></text:p>
      <text:p text:style-name="P6"><text:span text:style-name="T15"><text:s text:c="2"/></text:span><text:span text:style-name="T30">AudioInOutInit</text:span>(); <text:s text:c="10"/><text:span text:style-name="T54">Инициализация Codec <text:s text:c="2"/></text:span><text:span text:style-name="T55">Запускаем DMA <text:s/>I2S</text:span></text:p>
      <text:p text:style-name="P6"><text:span text:style-name="T15"><text:s text:c="2"/></text:span><text:span text:style-name="T30">initMainLogic</text:span>(); <text:s text:c="11"/><text:span text:style-name="T56">Установка начальной громкости и запуск DMA ADC</text:span></text:p>
      <text:p text:style-name="P2"/>
      <text:p text:style-name="P1"><text:span text:style-name="T15"><text:s text:c="2"/></text:span><text:span text:style-name="T1">while</text:span><text:span text:style-name="T15"> </text:span>(<text:span text:style-name="T39">1</text:span>)</text:p>
      <text:p text:style-name="P6">{</text:p>
      <text:p text:style-name="P19"><text:s text:c="3"/></text:p>
      <text:p text:style-name="P6"><text:span text:style-name="T15"><text:s text:c="4"/></text:span><text:span text:style-name="T30">processHdlcFrame</text:span>(); <text:s text:c="6"/><text:span text:style-name="T63">Разбор телеграммы</text:span></text:p>
      <text:p text:style-name="P6"><text:span text:style-name="T35">//</text:span><text:span text:style-name="T15"> <text:s text:c="3"/></text:span><text:span text:style-name="T35">HDLC_ProcessTx();</text:span><text:span text:style-name="T15"> </text:span><text:span text:style-name="T35">//</text:span><text:span text:style-name="T15"> </text:span><text:span text:style-name="T35">перенесено</text:span><text:span text:style-name="T15"> </text:span><text:span text:style-name="T35">в</text:span><text:span text:style-name="T15"> </text:span><text:span text:style-name="T35">1</text:span><text:span text:style-name="T15"> </text:span><text:span text:style-name="T35">мс</text:span><text:span text:style-name="T15"> </text:span><text:span text:style-name="T35">прерывание <text:s/>- <text:s text:c="2"/></text:span><text:span text:style-name="T36">(в systickHandler)</text:span></text:p>
      <text:p text:style-name="P12"><text:span text:style-name="T34">К</text:span>аждую миллисекунду – передача телеграммы</text:p>
      <text:p text:style-name="P20"/>
      <text:p text:style-name="P4"><text:span text:style-name="T15"><text:s text:c="4"/></text:span><text:span text:style-name="T30">doMainLogic</text:span>();</text:p>
      <text:p text:style-name="P6"><text:span text:style-name="T15"><text:s/></text:span>}</text:p>
      <text:p text:style-name="P6"/>
      <text:p text:style-name="P9"><text:span text:style-name="T1">void</text:span><text:span text:style-name="T15"> </text:span><text:span text:style-name="T31">DV_port_input_Init</text:span><text:span text:style-name="T35">(</text:span><text:span text:style-name="T1">void</text:span><text:span text:style-name="T35">)</text:span><text:span text:style-name="T15"> </text:span><text:span text:style-name="T35">{</text:span></text:p>
      <text:p text:style-name="P10"><text:span text:style-name="T15"><text:s text:c="8"/></text:span><text:span text:style-name="T30">BitRingInit</text:span>();</text:p>
      <text:p text:style-name="P10"><text:span text:style-name="T15"><text:s text:c="8"/></text:span><text:span text:style-name="T30">SAI_DMA_Init</text:span>();</text:p>
      <text:p text:style-name="P10">}</text:p>
      <text:p text:style-name="P10"/>
      <text:p text:style-name="P9"><text:span text:style-name="T1">void</text:span><text:span text:style-name="T15"> </text:span><text:span text:style-name="T31">HDLC_ProcessTx</text:span><text:span text:style-name="T35">(</text:span><text:span text:style-name="T1">void</text:span><text:span text:style-name="T35">)</text:span><text:span text:style-name="T15"> </text:span><text:span text:style-name="T35">{</text:span></text:p>
      <text:p text:style-name="P10"><text:span text:style-name="T15"><text:s text:c="2"/></text:span><text:span text:style-name="T1">if</text:span><text:span text:style-name="T15"> </text:span>(<text:span text:style-name="T57">flag_start_hdlc_transmission</text:span>)<text:span text:style-name="T15"> </text:span>{</text:p>
      <text:p text:style-name="P10"><text:span text:style-name="T15"><text:s text:c="4"/></text:span><text:span text:style-name="T57">flag_start_hdlc_transmission</text:span><text:span text:style-name="T15"> </text:span>=<text:span text:style-name="T15"> </text:span><text:span text:style-name="T39">0</text:span>;</text:p>
      <text:p text:style-name="P8"><text:s text:c="4"/></text:p>
      <text:p text:style-name="P10"><text:span text:style-name="T15"><text:s text:c="4"/></text:span><text:span text:style-name="T30">startHdlcTransmition</text:span>();</text:p>
      <text:p text:style-name="P10"><text:span text:style-name="T15"><text:s text:c="2"/></text:span>}</text:p>
      <text:p text:style-name="P10">}</text:p>
      <text:p text:style-name="P21"/>
      <text:p text:style-name="P21"/>
      <text:p text:style-name="P28">audio_in_out.c <text:s/>- <text:s/><text:span text:style-name="T66">обмен STM32 <text:s/>с <text:s/>кодеком</text:span></text:p>
      <text:p text:style-name="P29">все происходит здесь:</text:p>
      <text:p text:style-name="P30"><text:span text:style-name="T30">HAL_I2SEx_TransmitReceive_DMA</text:span>(<text:span text:style-name="T65">&amp;</text:span><text:span text:style-name="T59">hi2s3</text:span>,<text:span text:style-name="T15"> </text:span><text:span text:style-name="T59">audio_out_DMA_Buffer</text:span>,<text:span text:style-name="T15"> </text:span><text:span text:style-name="T59">audio_in_DMA_Buffer</text:span>,<text:span text:style-name="T15"> </text:span><text:span text:style-name="T39">AUDIO_IN_OUT_DMA_BUFFER_SIZE</text:span>);</text:p>
      <text:p text:style-name="P30"><text:span text:style-name="T45"/></text:p>
      <text:p text:style-name="P30"><text:span text:style-name="T45">int16_t</text:span><text:span text:style-name="T15"> </text:span><text:span text:style-name="T57">sinebuf1</text:span>[<text:span text:style-name="T39">96</text:span>] <text:s/><text:span text:style-name="T67">тестовый синус сигнал</text:span></text:p>
      <text:p text:style-name="P10"><text:span text:style-name="T47">uint16_t</text:span><text:span text:style-name="T20"> </text:span><text:span text:style-name="T60">audio_out_DMA_Buffer</text:span><text:span text:style-name="T68">[</text:span><text:span text:style-name="T41">2</text:span><text:span text:style-name="T68">];</text:span></text:p>
      <text:p text:style-name="P18"><text:span text:style-name="T48">uint16_t</text:span><text:span text:style-name="T26"> </text:span><text:span text:style-name="T61">audio_in_DMA_Buffer</text:span><text:span text:style-name="T69">[</text:span><text:span text:style-name="T43">2</text:span><text:span text:style-name="T69">];</text:span></text:p>
      <text:p text:style-name="P10"><text:span text:style-name="T45">uint16_t</text:span><text:span text:style-name="T15"> </text:span><text:span text:style-name="T57">audio_out_sample</text:span><text:span text:style-name="T15"> </text:span>=<text:span text:style-name="T15"> </text:span><text:span text:style-name="T39">0</text:span>;</text:p>
      <text:p text:style-name="P10"><text:span text:style-name="T45">uint8_t</text:span><text:span text:style-name="T15"> </text:span><text:span text:style-name="T57">flag_audio_OK</text:span><text:span text:style-name="T15"> </text:span>=<text:span text:style-name="T15"> </text:span><text:span text:style-name="T39">0</text:span>;<text:span text:style-name="T15"> </text:span><text:span text:style-name="T35">//</text:span><text:span text:style-name="T15"> </text:span><text:span text:style-name="T35">флаг</text:span><text:span text:style-name="T15"> </text:span><text:span text:style-name="T35">успешного</text:span><text:span text:style-name="T15"> </text:span><text:span text:style-name="T35">инита</text:span><text:span text:style-name="T15"> </text:span><text:span text:style-name="T35">аудио</text:span></text:p>
      <text:p text:style-name="P18"><text:span text:style-name="T42">FIFO_int16</text:span><text:span text:style-name="T37">(</text:span><text:span text:style-name="T44">128</text:span><text:span text:style-name="T37">)</text:span><text:span text:style-name="T26"> </text:span><text:span text:style-name="T61">audio_out_fifo</text:span><text:span text:style-name="T37">;</text:span></text:p>
      <text:p text:style-name="P18"><text:span text:style-name="T42">FIFO_int16</text:span><text:span text:style-name="T69">(</text:span><text:span text:style-name="T44">128</text:span><text:span text:style-name="T69">)</text:span><text:span text:style-name="T26"> </text:span><text:span text:style-name="T61">audio_in_fifo</text:span><text:span text:style-name="T69">;</text:span></text:p>
      <text:p text:style-name="P22"/>
      <text:p text:style-name="P30"><text:span text:style-name="T35">//</text:span><text:span text:style-name="T15"> </text:span><text:span text:style-name="T35">кладем</text:span><text:span text:style-name="T15"> </text:span><text:span text:style-name="T35">сэмпл</text:span><text:span text:style-name="T15"> </text:span><text:span text:style-name="T35">в</text:span><text:span text:style-name="T15"> </text:span><text:span text:style-name="T35">FIFO</text:span><text:span text:style-name="T15"> </text:span><text:span text:style-name="T35">для</text:span><text:span text:style-name="T15"> </text:span><text:span text:style-name="T35">последующего</text:span><text:span text:style-name="T15"> </text:span><text:span text:style-name="T35">вывода</text:span><text:span text:style-name="T15"> </text:span><text:span text:style-name="T35">через</text:span><text:span text:style-name="T15"> </text:span><text:span text:style-name="T35">ЦАП</text:span><text:span text:style-name="T15"> </text:span><text:span text:style-name="T35">кодека</text:span></text:p>
      <text:p text:style-name="P10"><text:span text:style-name="T1">void</text:span><text:span text:style-name="T15"> </text:span><text:span text:style-name="T31">AudioOutPush</text:span>(<text:span text:style-name="T45">int16_t</text:span><text:span text:style-name="T15"> </text:span><text:span text:style-name="T70">sample</text:span>)</text:p>
      <text:p text:style-name="P30"><text:span text:style-name="T35">//</text:span><text:span text:style-name="T15"> </text:span><text:span text:style-name="T35">возвращает</text:span><text:span text:style-name="T15"> </text:span><text:span text:style-name="T35">сэмпл</text:span><text:span text:style-name="T15"> </text:span><text:span text:style-name="T35">с</text:span><text:span text:style-name="T15"> </text:span><text:span text:style-name="T35">АЦП</text:span><text:span text:style-name="T15"> </text:span><text:span text:style-name="T35">кодека</text:span></text:p>
      <text:p text:style-name="P10"><text:span text:style-name="T45">int16_t</text:span><text:span text:style-name="T15"> </text:span><text:span text:style-name="T31">AudioInPop</text:span>(<text:span text:style-name="T1">void</text:span>)</text:p>
      <text:p text:style-name="P30"><text:span text:style-name="T35">//</text:span><text:span text:style-name="T15"> </text:span><text:span text:style-name="T35">вызывается</text:span><text:span text:style-name="T15"> </text:span><text:span text:style-name="T35">с</text:span><text:span text:style-name="T15"> </text:span><text:span text:style-name="T35">частотой</text:span><text:span text:style-name="T15"> </text:span><text:span text:style-name="T35">8</text:span><text:span text:style-name="T15"> </text:span><text:span text:style-name="T35">кГц</text:span></text:p>
      <text:p text:style-name="P34"><text:span text:style-name="T35">//</text:span><text:span text:style-name="T15"> </text:span><text:span text:style-name="T35">(левый</text:span><text:span text:style-name="T15"> </text:span><text:span text:style-name="T35">канал</text:span><text:span text:style-name="T15"> </text:span><text:span text:style-name="T35">кодека)</text:span></text:p>
      <text:p text:style-name="P34"><text:span text:style-name="T1">void</text:span><text:span text:style-name="T15"> </text:span><text:span text:style-name="T31">HAL_I2SEx_TxRxHalfCpltCallback</text:span>(<text:span text:style-name="T45">I2S_HandleTypeDef</text:span><text:span text:style-name="T15"> </text:span>*<text:span text:style-name="T70">hi2s</text:span></text:p>
      <text:p text:style-name="P30"><text:span text:style-name="T35">//</text:span><text:span text:style-name="T15"> </text:span><text:span text:style-name="T35">вызывается</text:span><text:span text:style-name="T15"> </text:span><text:span text:style-name="T35">с</text:span><text:span text:style-name="T15"> </text:span><text:span text:style-name="T35">частотой</text:span><text:span text:style-name="T15"> </text:span><text:span text:style-name="T35">8</text:span><text:span text:style-name="T15"> </text:span><text:span text:style-name="T35">кГц</text:span></text:p>
      <text:p text:style-name="P34"><text:span text:style-name="T35">//</text:span><text:span text:style-name="T15"> </text:span><text:span text:style-name="T35">(правый</text:span><text:span text:style-name="T15"> </text:span><text:span text:style-name="T35">канал</text:span><text:span text:style-name="T15"> </text:span><text:span text:style-name="T35">кодека)</text:span></text:p>
      <text:p text:style-name="P34"><text:span text:style-name="T1">void</text:span><text:span text:style-name="T15"> </text:span><text:span text:style-name="T31">HAL_I2SEx_TxRxCpltAltCallback</text:span>(<text:span text:style-name="T45">I2S_HandleTypeDef</text:span><text:span text:style-name="T15"> </text:span>*<text:span text:style-name="T70">hi2s</text:span>)</text:p>
      <text:p text:style-name="P23"><text:span text:style-name="T1">void</text:span><text:span text:style-name="T15"> </text:span><text:span text:style-name="T31">I2SEx_TxRxDMACpltAlt</text:span>(<text:span text:style-name="T45">DMA_HandleTypeDef</text:span><text:span text:style-name="T15"> </text:span>*<text:span text:style-name="T70">hdma</text:span>)<text:span text:style-name="T15"> </text:span>{<text:span text:style-name="T15"> </text:span><text:span text:style-name="T35">//</text:span><text:span text:style-name="T15"> </text:span><text:span text:style-name="T35">альтернативный</text:span><text:span text:style-name="T15"> </text:span><text:span text:style-name="T35">обработчик,</text:span><text:span text:style-name="T15"> </text:span><text:span text:style-name="T35">т.к.</text:span><text:span text:style-name="T15"> </text:span><text:span text:style-name="T35">штатный</text:span><text:span text:style-name="T15"> </text:span><text:span text:style-name="T35">только</text:span><text:span text:style-name="T15"> </text:span><text:span text:style-name="T35">для</text:span><text:span text:style-name="T15"> </text:span><text:span text:style-name="T35">Normal</text:span><text:span text:style-name="T15"> </text:span><text:span text:style-name="T35">mode</text:span><text:span text:style-name="T15"> </text:span><text:span text:style-name="T35">DMA</text:span></text:p>
      <text:p text:style-name="P22"/>
      <text:p text:style-name="P25">codec_TLV320AIC3100.c - <text:s/><text:span text:style-name="T72">инициализация кодека</text:span></text:p>
      <text:p text:style-name="P23"><text:span text:style-name="T1">static</text:span><text:span text:style-name="T15"> </text:span><text:span text:style-name="T1">void</text:span><text:span text:style-name="T15"> </text:span><text:span text:style-name="T30">writeReg</text:span>(<text:span text:style-name="T1">unsigned</text:span><text:span text:style-name="T15"> </text:span><text:span text:style-name="T1">char</text:span><text:span text:style-name="T15"> </text:span><text:span text:style-name="T70">reg</text:span>,<text:span text:style-name="T15"> </text:span><text:span text:style-name="T1">unsigned</text:span><text:span text:style-name="T15"> </text:span><text:span text:style-name="T1">char</text:span><text:span text:style-name="T15"> </text:span><text:span text:style-name="T70">data</text:span>)</text:p>
      <text:p text:style-name="P23"><text:span text:style-name="T1">static</text:span><text:span text:style-name="T15"> </text:span><text:span text:style-name="T1">unsigned</text:span><text:span text:style-name="T15"> </text:span><text:span text:style-name="T1">char</text:span><text:span text:style-name="T15"> </text:span><text:span text:style-name="T30">readReg</text:span>(<text:span text:style-name="T1">unsigned</text:span><text:span text:style-name="T15"> </text:span><text:span text:style-name="T1">char</text:span><text:span text:style-name="T15"> </text:span><text:span text:style-name="T70">reg</text:span>)</text:p>
      <text:p text:style-name="P23"><text:span text:style-name="T45">uint8_t</text:span><text:span text:style-name="T15"> </text:span><text:span text:style-name="T30">codecInit</text:span>(<text:span text:style-name="T1">void</text:span>)</text:p>
      <text:p text:style-name="P23"><text:span text:style-name="T1">void</text:span><text:span text:style-name="T15"> </text:span><text:span text:style-name="T30">setSpeakerVol</text:span>(<text:span text:style-name="T45">uint16_t</text:span><text:span text:style-name="T15"> </text:span><text:span text:style-name="T70">vol</text:span>)</text:p>
      <text:p text:style-name="P23"><text:span text:style-name="T1">void</text:span><text:span text:style-name="T15"> </text:span><text:span text:style-name="T30">setMicVol</text:span>(<text:span text:style-name="T45">uint16_t</text:span><text:span text:style-name="T15"> </text:span><text:span text:style-name="T70">vol</text:span>,<text:span text:style-name="T15"> </text:span><text:span text:style-name="T45">uint8_t</text:span><text:span text:style-name="T15"> </text:span><text:span text:style-name="T70">sel_mic</text:span>)<text:span text:style-name="T15"> </text:span></text:p>
      <text:p text:style-name="P25"/>
      <text:p text:style-name="P25">CRC-16_CCITT.c <text:s/>- <text:s/><text:span text:style-name="T72">функция <text:s/>СКС16</text:span></text:p>
      <text:p text:style-name="P23"><text:span text:style-name="T35">//</text:span><text:span text:style-name="T15"> </text:span><text:span text:style-name="T35">зеркалит</text:span><text:span text:style-name="T15"> </text:span><text:span text:style-name="T35">bitnum</text:span><text:span text:style-name="T15"> </text:span><text:span text:style-name="T35">бит</text:span><text:span text:style-name="T15"> </text:span><text:span text:style-name="T35">в</text:span><text:span text:style-name="T15"> </text:span><text:span text:style-name="T35">переменной</text:span><text:span text:style-name="T15"> </text:span><text:span text:style-name="T35">crc</text:span></text:p>
      <text:p text:style-name="P23"><text:span text:style-name="T1">unsigned</text:span><text:span text:style-name="T15"> </text:span><text:span text:style-name="T1">long</text:span><text:span text:style-name="T15"> </text:span><text:span text:style-name="T30">reflect</text:span>(<text:span text:style-name="T1">unsigned</text:span><text:span text:style-name="T15"> </text:span><text:span text:style-name="T1">long</text:span><text:span text:style-name="T15"> </text:span><text:span text:style-name="T70">crc</text:span>,<text:span text:style-name="T15"> </text:span><text:span text:style-name="T1">int</text:span><text:span text:style-name="T15"> </text:span><text:span text:style-name="T70">bitnum</text:span>)</text:p>
      <text:p text:style-name="P23"><text:span text:style-name="T1">unsigned</text:span><text:span text:style-name="T15"> </text:span><text:span text:style-name="T1">short</text:span><text:span text:style-name="T15"> </text:span><text:span text:style-name="T30">Crc16</text:span>(<text:span text:style-name="T1">unsigned</text:span><text:span text:style-name="T15"> </text:span><text:span text:style-name="T1">char</text:span><text:span text:style-name="T15"> </text:span>*<text:span text:style-name="T70">pcBlock</text:span>,<text:span text:style-name="T15"> </text:span><text:span text:style-name="T1">unsigned</text:span><text:span text:style-name="T15"> </text:span><text:span text:style-name="T1">short</text:span><text:span text:style-name="T15"> </text:span><text:span text:style-name="T70">len</text:span>)</text:p>
      <text:p text:style-name="P25"/>
      <text:p text:style-name="P25">dbg_uart.c <text:s/>- <text:s/><text:span text:style-name="T73">работа UART <text:s/>и <text:s/>LL <text:s/>библиотеки</text:span></text:p>
      <text:p text:style-name="P25"/>
      <text:p text:style-name="P25">g711.c</text:p>
      <text:p text:style-name="P30"><text:span text:style-name="T45">int16_t</text:span><text:span text:style-name="T15"> </text:span><text:span text:style-name="T30">AudioSamleFromADC</text:span>(<text:span text:style-name="T1">void</text:span>)</text:p>
      <text:p text:style-name="P30"><text:span text:style-name="T1">void</text:span><text:span text:style-name="T15"> </text:span><text:span text:style-name="T30">AudioSamleToDAC</text:span>(<text:span text:style-name="T45">uint8_t</text:span><text:span text:style-name="T15"> </text:span><text:span text:style-name="T70">s</text:span>)</text:p>
      <text:p text:style-name="P35"><text:span text:style-name="T7">static</text:span><text:span text:style-name="T24"> </text:span><text:span text:style-name="T7">int </text:span><text:span text:style-name="T30">search</text:span>(<text:span text:style-name="T1">int</text:span><text:span text:style-name="T15"> </text:span><text:span text:style-name="T70">val</text:span>, <text:span text:style-name="T1">const</text:span><text:span text:style-name="T15"> </text:span><text:span text:style-name="T1">short</text:span><text:span text:style-name="T15"> </text:span>*<text:span text:style-name="T70">table</text:span>, <text:span text:style-name="T1">int</text:span><text:span text:style-name="T15"> </text:span><text:span text:style-name="T70">size</text:span>)</text:p>
      <text:p text:style-name="P18"><text:soft-page-break/><text:span text:style-name="T9">unsigned</text:span><text:span text:style-name="T27"> </text:span><text:span text:style-name="T9">char </text:span><text:span text:style-name="T33">linear2alaw</text:span><text:span text:style-name="T69">(</text:span><text:span text:style-name="T11">int</text:span><text:span text:style-name="T26"> </text:span><text:span text:style-name="T71">pcm_val</text:span><text:span text:style-name="T69">)</text:span><text:span text:style-name="T26"> </text:span><text:span text:style-name="T38">Convert</text:span><text:span text:style-name="T16"> </text:span><text:span text:style-name="T38">a</text:span><text:span text:style-name="T16"> </text:span><text:span text:style-name="T38">16-bit</text:span><text:span text:style-name="T16"> </text:span><text:span text:style-name="T38">linear</text:span><text:span text:style-name="T16"> </text:span><text:span text:style-name="T38">PCM</text:span><text:span text:style-name="T16"> </text:span><text:span text:style-name="T38">value</text:span><text:span text:style-name="T16"> </text:span><text:span text:style-name="T38">to</text:span><text:span text:style-name="T16"> </text:span><text:span text:style-name="T38">8-bit</text:span><text:span text:style-name="T16"> </text:span><text:span text:style-name="T38">A-law</text:span></text:p>
      <text:p text:style-name="P18"><text:span text:style-name="T10">int</text:span><text:span text:style-name="T26"> </text:span><text:span text:style-name="T33">alaw2linear</text:span><text:span text:style-name="T69">(</text:span><text:span text:style-name="T11">unsigned</text:span><text:span text:style-name="T26"> </text:span><text:span text:style-name="T11">char</text:span><text:span text:style-name="T71">a_val</text:span><text:span text:style-name="T69">) </text:span><text:span text:style-name="T38">Convert</text:span><text:span text:style-name="T16"> </text:span><text:span text:style-name="T38">an</text:span><text:span text:style-name="T16"> </text:span><text:span text:style-name="T38">A-law</text:span><text:span text:style-name="T16"> </text:span><text:span text:style-name="T38">value</text:span><text:span text:style-name="T16"> </text:span><text:span text:style-name="T38">to</text:span><text:span text:style-name="T16"> </text:span><text:span text:style-name="T38">16-bit</text:span><text:span text:style-name="T16"> </text:span><text:span text:style-name="T38">linear</text:span><text:span text:style-name="T16"> </text:span><text:span text:style-name="T38">PCM</text:span></text:p>
      <text:p text:style-name="P10"><text:span text:style-name="T1">unsigned</text:span><text:span text:style-name="T15"> </text:span><text:span text:style-name="T1">char </text:span><text:span text:style-name="T31">linear2ulaw</text:span>(<text:span text:style-name="T1">int</text:span><text:span text:style-name="T15"> <text:s/></text:span><text:span text:style-name="T70">pcm_val</text:span>) <text:span text:style-name="T35">Convert</text:span><text:span text:style-name="T15"> </text:span><text:span text:style-name="T35">a</text:span><text:span text:style-name="T15"> </text:span><text:span text:style-name="T35">linear</text:span><text:span text:style-name="T15"> </text:span><text:span text:style-name="T35">PCM</text:span><text:span text:style-name="T15"> </text:span><text:span text:style-name="T35">value</text:span><text:span text:style-name="T15"> </text:span><text:span text:style-name="T35">to</text:span><text:span text:style-name="T15"> </text:span><text:span text:style-name="T35">u-law</text:span></text:p>
      <text:p text:style-name="P6"><text:span text:style-name="T1">int </text:span><text:span text:style-name="T31">ulaw2linear</text:span>(<text:span text:style-name="T1">unsigned</text:span><text:span text:style-name="T15"> </text:span><text:span text:style-name="T1">char</text:span><text:span text:style-name="T15"> </text:span><text:span text:style-name="T70">u_val</text:span>) <text:s/><text:span text:style-name="T35">Convert</text:span><text:span text:style-name="T15"> </text:span><text:span text:style-name="T35">a</text:span><text:span text:style-name="T15"> </text:span><text:span text:style-name="T35">u-law</text:span><text:span text:style-name="T15"> </text:span><text:span text:style-name="T35">value</text:span><text:span text:style-name="T15"> </text:span><text:span text:style-name="T35">to</text:span><text:span text:style-name="T15"> </text:span><text:span text:style-name="T35">16-bit</text:span><text:span text:style-name="T15"> </text:span><text:span text:style-name="T35">linear</text:span><text:span text:style-name="T15"> </text:span><text:span text:style-name="T35">PCM</text:span></text:p>
      <text:p text:style-name="P6"><text:span text:style-name="T1">unsigned</text:span><text:span text:style-name="T15"> </text:span><text:span text:style-name="T1">char </text:span><text:span text:style-name="T31">alaw2ulaw</text:span>(<text:span text:style-name="T1">unsigned</text:span><text:span text:style-name="T15"> </text:span><text:span text:style-name="T1">char</text:span><text:span text:style-name="T15"> </text:span><text:span text:style-name="T70">aval</text:span>) <text:span text:style-name="T35">A-law</text:span><text:span text:style-name="T15"> </text:span><text:span text:style-name="T35">to</text:span><text:span text:style-name="T15"> </text:span><text:span text:style-name="T35">u-law</text:span><text:span text:style-name="T15"> </text:span><text:span text:style-name="T35">conversion</text:span></text:p>
      <text:p text:style-name="P6"><text:span text:style-name="T1">unsigned</text:span><text:span text:style-name="T15"> </text:span><text:span text:style-name="T1">char </text:span><text:span text:style-name="T31">ulaw2alaw</text:span>(<text:span text:style-name="T1">unsigned</text:span><text:span text:style-name="T15"> </text:span><text:span text:style-name="T1">char</text:span><text:span text:style-name="T15"> <text:s/></text:span><text:span text:style-name="T70">uval</text:span>) <text:span text:style-name="T35">u-law</text:span><text:span text:style-name="T15"> </text:span><text:span text:style-name="T35">to</text:span><text:span text:style-name="T15"> </text:span><text:span text:style-name="T35">A-law</text:span><text:span text:style-name="T15"> </text:span><text:span text:style-name="T35">conversion</text:span></text:p>
      <text:p text:style-name="P6"/>
      <text:p text:style-name="P26">HDLC_Rx_low_level.c</text:p>
      <text:p text:style-name="P31">#<text:span text:style-name="T39">define</text:span><text:span text:style-name="T15"> </text:span><text:span text:style-name="T39">BIT_RING_SIZE</text:span><text:span text:style-name="T15"> </text:span><text:span text:style-name="T39">1024u</text:span><text:span text:style-name="T15"> </text:span><text:span text:style-name="T35">//</text:span><text:span text:style-name="T15"> </text:span><text:span text:style-name="T35">power</text:span><text:span text:style-name="T15"> </text:span><text:span text:style-name="T35">of</text:span><text:span text:style-name="T15"> </text:span><text:span text:style-name="T35">2</text:span><text:span text:style-name="T15"> </text:span><text:span text:style-name="T35">!!!</text:span></text:p>
      <text:p text:style-name="P38">#<text:span text:style-name="T39">define</text:span><text:span text:style-name="T15"> </text:span><text:span text:style-name="T39">TELEGRAM_LENGTH</text:span><text:span text:style-name="T15"> <text:s text:c="5"/></text:span><text:span text:style-name="T39">64</text:span></text:p>
      <text:p text:style-name="P10"><text:span text:style-name="T1">extern</text:span><text:span text:style-name="T15"> </text:span><text:span text:style-name="T1">char</text:span><text:span text:style-name="T15"> </text:span><text:span text:style-name="T57">telegram_string</text:span>[<text:span text:style-name="T39">TELEGRAM_LENGTH</text:span>];</text:p>
      <text:p text:style-name="P10"><text:span text:style-name="T1">extern</text:span><text:span text:style-name="T15"> </text:span><text:span text:style-name="T45">uint8_t</text:span><text:span text:style-name="T15"> </text:span><text:span text:style-name="T57">telegram_len</text:span>;</text:p>
      <text:p text:style-name="P38"><text:span text:style-name="T1">extern</text:span><text:span text:style-name="T15"> </text:span><text:span text:style-name="T45">uint8_t</text:span><text:span text:style-name="T15"> </text:span><text:span text:style-name="T57">flag_telegram_received</text:span>;</text:p>
      <text:p text:style-name="P10"><text:span text:style-name="T1">void</text:span><text:span text:style-name="T15"> </text:span><text:span text:style-name="T31">BitRingInit</text:span>(<text:span text:style-name="T1">void</text:span>);</text:p>
      <text:p text:style-name="P10"><text:span text:style-name="T1">void</text:span><text:span text:style-name="T15"> </text:span><text:span text:style-name="T31">BitRingProcessBit</text:span>(<text:span text:style-name="T1">unsigned</text:span><text:span text:style-name="T15"> </text:span><text:span text:style-name="T1">char</text:span><text:span text:style-name="T15"> </text:span><text:span text:style-name="T70">bit</text:span>);</text:p>
      <text:p text:style-name="P10"><text:span text:style-name="T1">void</text:span><text:span text:style-name="T15"> </text:span><text:span text:style-name="T31">BitRingProcessBit</text:span>(<text:span text:style-name="T1">unsigned</text:span><text:span text:style-name="T15"> </text:span><text:span text:style-name="T1">char</text:span><text:span text:style-name="T15"> </text:span><text:span text:style-name="T70">bit</text:span>);</text:p>
      <text:p text:style-name="P10"><text:span text:style-name="T1">void</text:span><text:span text:style-name="T15"> </text:span><text:span text:style-name="T31">processHdlcFrame</text:span>(<text:span text:style-name="T1">void</text:span>);</text:p>
      <text:p text:style-name="P10"><text:span text:style-name="T1">void</text:span><text:span text:style-name="T15"> </text:span><text:span text:style-name="T31">debug</text:span>(<text:span text:style-name="T1">void</text:span>);</text:p>
      <text:p text:style-name="P27"/>
      <text:p text:style-name="P24"/>
      <text:p text:style-name="P27"/>
      <text:p text:style-name="P36"/>
      <text:p text:style-name="P34"/>
      <text:p text:style-name="P36"><text:span text:style-name="T15"/></text:p>
      <text:p text:style-name="P37"/>
      <text:p text:style-name="P3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5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407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3T11:04:56.025342774</meta:creation-date>
    <meta:generator>LibreOffice/6.4.7.2$Linux_X86_64 LibreOffice_project/40$Build-2</meta:generator>
    <dc:date>2023-11-29T11:35:39.800180718</dc:date>
    <meta:editing-duration>PT19H15M16S</meta:editing-duration>
    <meta:editing-cycles>25</meta:editing-cycles>
    <meta:document-statistic meta:table-count="1" meta:image-count="0" meta:object-count="0" meta:page-count="3" meta:paragraph-count="179" meta:word-count="623" meta:character-count="5099" meta:non-whitespace-character-count="4235"/>
  </office:meta>
</office:document-meta>
</file>